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8426" officeooo:paragraph-rsid="001584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blic class Solution {</text:p>
      <text:p text:style-name="P1"><text:s text:c="4"/>// always assume a valid k</text:p>
      <text:p text:style-name="P1"><text:s text:c="4"/>// ... shit ... it is kth-largest elem! REMEMBER THAT!! </text:p>
      <text:p text:style-name="P1"><text:s text:c="4"/>public int findKthLargest(int[] nums, int k) </text:p>
      <text:p text:style-name="P1"><text:s text:c="4"/>{</text:p>
      <text:p text:style-name="P1"><text:s text:c="8"/>if(nums == null)</text:p>
      <text:p text:style-name="P1"><text:s text:c="8"/>{</text:p>
      <text:p text:style-name="P1"><text:s text:c="12"/>return -1;</text:p>
      <text:p text:style-name="P1"><text:s text:c="8"/>}</text:p>
      <text:p text:style-name="P1"><text:s text:c="8"/>int largest = Integer.MIN_VALUE;</text:p>
      <text:p text:style-name="P1"><text:s text:c="8"/>PriorityQueue&lt;Integer&gt; pq = new PriorityQueue&lt;Integer&gt;(k);</text:p>
      <text:p text:style-name="P1"><text:s text:c="8"/>// kth largest eleme ... in a k-sized PQ, that is the min elem ... hence, min PQ.</text:p>
      <text:p text:style-name="P1"><text:s text:c="8"/>// array is given , in an unsorted order</text:p>
      <text:p text:style-name="P1"><text:s text:c="8"/>// say, pq = {2,3}, k = 2? ... if new elem is &lt;= pq min ( can peek ) <text:s/>... uh, we don't return it ( ans lies in the pq, always!)</text:p>
      <text:p text:style-name="P1"><text:s text:c="8"/>// if new elem, is in pq range, or &gt; max ... pop min, add new elem to pq</text:p>
      <text:p text:style-name="P1"><text:s text:c="8"/></text:p>
      <text:p text:style-name="P1"><text:s text:c="8"/>// 1. init pq</text:p>
      <text:p text:style-name="P1"><text:s text:c="8"/>for(int i = 0; i &lt; k; i++)</text:p>
      <text:p text:style-name="P1"><text:s text:c="8"/>{</text:p>
      <text:p text:style-name="P1"><text:s text:c="12"/>pq.add(nums[i]);</text:p>
      <text:p text:style-name="P1"><text:s text:c="8"/>}</text:p>
      <text:p text:style-name="P1"><text:s text:c="8"/></text:p>
      <text:p text:style-name="P1"><text:s text:c="8"/>// 2. iterate over rest of ze array</text:p>
      <text:p text:style-name="P1"><text:s text:c="8"/>for(int i = k; i &lt; nums.length; i++)</text:p>
      <text:p text:style-name="P1"><text:s text:c="8"/>{</text:p>
      <text:p text:style-name="P1"><text:s text:c="12"/>int curMin = pq.peek();</text:p>
      <text:p text:style-name="P1"><text:s text:c="12"/>if(nums[i] &gt; curMin)</text:p>
      <text:p text:style-name="P1"><text:s text:c="12"/>{</text:p>
      <text:p text:style-name="P1"><text:s text:c="16"/>pq.poll();</text:p>
      <text:p text:style-name="P1"><text:s text:c="16"/>pq.add(nums[i]);</text:p>
      <text:p text:style-name="P1"><text:s text:c="12"/>}</text:p>
      <text:p text:style-name="P1"><text:s text:c="8"/>}</text:p>
      <text:p text:style-name="P1"><text:s text:c="8"/>largest = pq.poll();</text:p>
      <text:p text:style-name="P1"><text:s text:c="8"/>return largest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6:35:21.839748822</meta:creation-date>
    <dc:date>2017-01-29T16:35:40.434800772</dc:date>
    <meta:editing-duration>PT18S</meta:editing-duration>
    <meta:editing-cycles>1</meta:editing-cycles>
    <meta:document-statistic meta:table-count="0" meta:image-count="0" meta:object-count="0" meta:page-count="1" meta:paragraph-count="36" meta:word-count="173" meta:character-count="1119" meta:non-whitespace-character-count="685"/>
    <meta:generator>LibreOffice/5.1.4.2$Linux_X86_64 LibreOffice_project/10m0$Build-2</meta:generator>
  </office:meta>
</office:document-meta>
</file>